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string-value="id">
            <text:p>id</text:p>
          </table:table-cell>
          <table:table-cell table:style-name="pd1" office:value-type="string" office:string-value="name">
            <text:p>name</text:p>
          </table:table-cell>
          <table:table-cell table:style-name="pd1" office:value-type="string" office:string-value="value">
            <text:p>value</text:p>
          </table:table-cell>
          <table:table-cell table:style-name="pd1" office:value-type="string" office:string-value="date">
            <text:p>date</text:p>
          </table:table-cell>
          <table:table-cell table:style-name="pd1" office:value-type="string" office:string-value="boolean">
            <text:p>boolean</text:p>
          </table:table-cell>
          <table:table-cell table:style-name="pd1" office:value-type="string" office:string-value="unicode">
            <text:p>unicode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 office:string-value="Normal">
            <text:p>Normal</text:p>
          </table:table-cell>
          <table:table-cell office:value-type="float" office:value="123.45">
            <text:p>123.45</text:p>
          </table:table-cell>
          <table:table-cell office:value-type="string" office:string-value="2023-01-01">
            <text:p>2023-01-01</text:p>
          </table:table-cell>
          <table:table-cell office:value-type="boolean" office:boolean-value="true">
            <text:p>TRUE</text:p>
          </table:table-cell>
          <table:table-cell office:value-type="string" office:string-value="Hello">
            <text:p>Hello</text:p>
          </table:table-cell>
        </table:table-row>
        <table:table-row>
          <table:table-cell office:value-type="float" office:value="2.0">
            <text:p>2.0</text:p>
          </table:table-cell>
          <table:table-cell office:value-type="string" office:string-value="With &quot;Quotes&quot;">
            <text:p>With "Quotes"</text:p>
          </table:table-cell>
          <table:table-cell office:value-type="string" office:string-value="">
            <text:p/>
          </table:table-cell>
          <table:table-cell office:value-type="string" office:string-value="2023-13-45">
            <text:p>2023-13-45</text:p>
          </table:table-cell>
          <table:table-cell office:value-type="boolean" office:boolean-value="false">
            <text:p>FALSE</text:p>
          </table:table-cell>
          <table:table-cell office:value-type="string" office:string-value="Café">
            <text:p>Café</text:p>
          </table:table-cell>
        </table:table-row>
        <table:table-row>
          <table:table-cell office:value-type="float" office:value="3.0">
            <text:p>3.0</text:p>
          </table:table-cell>
          <table:table-cell office:value-type="string" office:string-value="With&#10;Newline">
            <text:p>With
Newline</text:p>
          </table:table-cell>
          <table:table-cell office:value-type="float" office:value="-456.78">
            <text:p>-456.78</text:p>
          </table:table-cell>
          <table:table-cell office:value-type="string" office:string-value="invalid">
            <text:p>invalid</text:p>
          </table:table-cell>
          <table:table-cell office:value-type="string" office:string-value="">
            <text:p/>
          </table:table-cell>
          <table:table-cell office:value-type="string" office:string-value="🚀">
            <text:p>🚀</text:p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0.0">
            <text:p/>
          </table:table-cell>
          <table:table-cell office:value-type="string" office:string-value="">
            <text:p/>
          </table:table-cell>
          <table:table-cell office:value-type="boolean" office:boolean-value="true">
            <text:p>TRUE</text:p>
          </table:table-cell>
          <table:table-cell office:value-type="string" office:string-value="中文">
            <text:p>中文</text:p>
          </table:table-cell>
        </table:table-row>
        <table:table-row>
          <table:table-cell office:value-type="float" office:value="5.0">
            <text:p>5.0</text:p>
          </table:table-cell>
          <table:table-cell office:value-type="string" office:string-value="With,Comma">
            <text:p>With,Comma</text:p>
          </table:table-cell>
          <table:table-cell office:value-type="float" office:value="999.99">
            <text:p>999.99</text:p>
          </table:table-cell>
          <table:table-cell office:value-type="string" office:string-value="2023-12-31">
            <text:p>2023-12-31</text:p>
          </table:table-cell>
          <table:table-cell office:value-type="boolean" office:boolean-value="false">
            <text:p>FALSE</text:p>
          </table:table-cell>
          <table:table-cell office:value-type="string" office:string-value="Ñiño">
            <text:p>Ñiño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